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DejaVu Sans Condensed" svg:font-family="'DejaVu Sans Condensed'"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padding-left="0in" fo:padding-right="0in" fo:padding-top="0in" fo:padding-bottom="0.0138in" fo:border-left="none" fo:border-right="none" fo:border-top="none" fo:border-bottom="0.51pt solid #000000"/>
    </style:style>
    <style:style style:name="P4" style:family="paragraph" style:parent-style-name="Standard">
      <style:paragraph-properties fo:margin-left="0.5in" fo:margin-right="0in" fo:text-indent="-0.25in" style:auto-text-indent="false"/>
    </style:style>
    <style:style style:name="P5" style:family="paragraph" style:parent-style-name="Standard">
      <style:paragraph-properties fo:margin-left="0.5in" fo:margin-right="0in" fo:text-indent="-0.25in" style:auto-text-indent="false"/>
      <style:text-properties fo:font-weight="bold" style:font-weight-asian="bold"/>
    </style:style>
    <style:style style:name="P6" style:family="paragraph" style:parent-style-name="Standard">
      <style:paragraph-properties fo:break-before="page"/>
      <style:text-properties fo:font-weight="normal" style:font-weight-asian="normal" style:font-weight-complex="normal"/>
    </style:style>
    <style:style style:name="P7" style:family="paragraph" style:parent-style-name="Standard" style:master-page-name="Standard">
      <style:paragraph-properties style:page-number="auto" fo:padding-left="0in" fo:padding-right="0in" fo:padding-top="0in" fo:padding-bottom="0.0138in" fo:border-left="none" fo:border-right="none" fo:border-top="none" fo:border-bottom="0.51pt solid #000000"/>
      <style:text-properties fo:font-size="12pt" fo:font-weight="bold" style:font-size-asian="12pt" style:font-weight-asian="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left="0.5in" fo:margin-right="0in" fo:text-indent="-0.25in" style:auto-text-indent="false"/>
    </style:style>
    <style:style style:name="P10" style:family="paragraph" style:parent-style-name="Standard" style:list-style-name="WW8Num1">
      <style:paragraph-properties fo:margin-left="0.5in" fo:margin-right="0in" fo:text-indent="-0.25in" style:auto-text-indent="false"/>
      <style:text-properties fo:font-weight="bold" style:font-weight-asian="bold"/>
    </style:style>
    <style:style style:name="P11" style:family="paragraph" style:parent-style-name="Standard">
      <style:paragraph-properties fo:margin-left="0.9835in" fo:margin-right="0in" fo:text-indent="-0.25in" style:auto-text-indent="false"/>
    </style:style>
    <style:style style:name="P12" style:family="paragraph" style:parent-style-name="Standard">
      <style:paragraph-properties fo:margin-left="0.9835in" fo:margin-right="0in" fo:text-indent="-0.25in" style:auto-text-indent="false"/>
      <style:text-properties fo:font-weight="normal" style:font-weight-asian="normal"/>
    </style:style>
    <style:style style:name="P13" style:family="paragraph" style:parent-style-name="Standard">
      <style:paragraph-properties fo:margin-left="0.9835in" fo:margin-right="0in" fo:text-indent="-0.25in" style:auto-text-indent="false"/>
      <style:text-properties fo:font-weight="normal" style:font-weight-asian="normal" style:font-weight-complex="normal"/>
    </style:style>
    <style:style style:name="P14" style:family="paragraph" style:parent-style-name="Standard" style:list-style-name="WW8Num1">
      <style:paragraph-properties fo:margin-left="0.9835in" fo:margin-right="0in" fo:text-indent="-0.25in" style:auto-text-indent="false"/>
      <style:text-properties fo:font-weight="normal" style:font-weight-asian="normal" style:font-weight-complex="normal"/>
    </style:style>
    <style:style style:name="P15" style:family="paragraph" style:parent-style-name="Standard" style:list-style-name="WW8Num1">
      <style:paragraph-properties fo:margin-left="0.9835in" fo:margin-right="0in" fo:text-indent="-0.25in" style:auto-text-indent="false"/>
      <style:text-properties fo:font-weight="normal" style:font-weight-asian="normal"/>
    </style:style>
    <style:style style:name="P16" style:family="paragraph" style:parent-style-name="Standard">
      <style:paragraph-properties fo:margin-left="0.9835in" fo:margin-right="0in" fo:text-indent="0in" style:auto-text-indent="false"/>
    </style:style>
    <style:style style:name="P17" style:family="paragraph" style:parent-style-name="Standard">
      <style:paragraph-properties fo:margin-left="0.9835in" fo:margin-right="0in" fo:text-indent="0in" style:auto-text-indent="false"/>
      <style:text-properties fo:font-weight="normal" style:font-weight-asian="normal"/>
    </style:style>
    <style:style style:name="P18" style:family="paragraph" style:parent-style-name="Standard">
      <style:paragraph-properties fo:margin-left="0.9835in" fo:margin-right="0in" fo:text-indent="0in" style:auto-text-indent="false"/>
      <style:text-properties fo:font-weight="normal" style:font-weight-asian="normal" style:font-weight-complex="normal"/>
    </style:style>
    <style:style style:name="P19" style:family="paragraph" style:parent-style-name="Standard">
      <style:paragraph-properties fo:margin-left="0.9835in" fo:margin-right="0in" fo:text-indent="0in" style:auto-text-indent="false"/>
      <style:text-properties style:text-line-through-style="solid" fo:font-weight="normal" style:font-weight-asian="normal" style:font-weight-complex="normal"/>
    </style:style>
    <style:style style:name="P20" style:family="paragraph" style:parent-style-name="Standard">
      <style:paragraph-properties fo:margin-left="1.4752in" fo:margin-right="0in" fo:text-indent="0in" style:auto-text-indent="false"/>
      <style:text-properties fo:font-size="10pt" fo:font-weight="normal" style:font-size-asian="10pt" style:font-weight-asian="normal" style:font-size-complex="10pt" style:font-weight-complex="normal"/>
    </style:style>
    <style:style style:name="P21" style:family="paragraph" style:parent-style-name="Text_20_body">
      <style:paragraph-properties fo:margin-left="1.4752in" fo:margin-right="0in" fo:text-indent="0in" style:auto-text-indent="false"/>
    </style:style>
    <style:style style:name="P22" style:family="paragraph" style:parent-style-name="Text_20_body">
      <style:paragraph-properties fo:margin-left="1.4752in" fo:margin-right="0in" fo:text-indent="0in" style:auto-text-indent="false"/>
      <style:text-properties fo:font-size="10pt" style:font-size-asian="10pt" style:font-size-complex="10pt"/>
    </style:style>
    <style:style style:name="T1" style:family="text">
      <style:text-properties style:font-name-asian="Arial"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Arial" style:font-weight-asian="bold" style:font-name-complex="Arial"/>
    </style:style>
    <style:style style:name="T5" style:family="text">
      <style:text-properties fo:font-weight="normal" style:font-weight-asian="normal" style:font-weight-complex="normal"/>
    </style:style>
    <style:style style:name="T6" style:family="text">
      <style:text-properties style:font-weight-complex="normal"/>
    </style:style>
    <style:style style:name="T7" style:family="text">
      <style:text-properties fo:color="#000000"/>
    </style:style>
    <style:style style:name="T8" style:family="text">
      <style:text-properties fo:font-size="14pt" style:font-size-asian="14pt" style:font-size-complex="14pt"/>
    </style:style>
    <style:style style:name="T9" style:family="text">
      <style:text-properties fo:font-size="14pt" style:font-size-asian="14pt" style:font-size-complex="14pt" style:font-weight-complex="normal"/>
    </style:style>
    <style:style style:name="T10" style:family="text">
      <style:text-properties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V<text:span text:style-name="T1"> </text:span>MP2:<text:span text:style-name="T1"> </text:span>Projektbewertung<text:tab/><text:tab/><text:tab/><text:tab/>Semester:</text:p>
      <text:p text:style-name="Standard"/>
      <text:p text:style-name="Standard"/>
      <text:p text:style-name="P1">Team:</text:p>
      <text:p text:style-name="Standard"/>
      <text:p text:style-name="Standard">1.<text:span text:style-name="T1"> </text:span>Name: <text:tab/>Börner<text:tab/><text:tab/><text:tab/>Vorname:<text:tab/>Tilman <text:tab/><text:tab/><text:tab/>Matr.<text:span text:style-name="T1"> </text:span>Nr.: 768148</text:p>
      <text:p text:style-name="Standard"/>
      <text:p text:style-name="Standard">2.<text:span text:style-name="T1"> </text:span>Name:<text:tab/>Rabe<text:tab/><text:tab/><text:tab/>Vorname:<text:tab/>Jan<text:tab/><text:tab/><text:tab/>Matr.<text:span text:style-name="T1"> </text:span>Nr.: <text:span text:style-name="T7">766212</text:span></text:p>
      <text:p text:style-name="Standard"/>
      <text:p text:style-name="Standard">3.<text:span text:style-name="T1"> </text:span>Name:<text:tab/>Wallroth<text:tab/><text:tab/>Vorname:<text:tab/>Tom<text:tab/><text:tab/><text:tab/>Matr.<text:span text:style-name="T1"> </text:span>Nr.: 768068</text:p>
      <text:p text:style-name="Standard"/>
      <text:p text:style-name="Standard">4.<text:span text:style-name="T1"> </text:span>Name:<text:tab/><text:tab/><text:tab/><text:tab/>Vorname:<text:tab/><text:tab/><text:tab/><text:tab/>Matr.<text:span text:style-name="T1"> </text:span>Nr.:</text:p>
      <text:p text:style-name="Standard"/>
      <text:p text:style-name="Standard"/>
      <text:p text:style-name="Standard"><text:span text:style-name="T2">Projekt:</text:span><text:tab/><text:tab/><text:tab/><text:tab/><text:span text:style-name="T3">Zusatzleistung(en):</text:span></text:p>
      <text:p text:style-name="Standard"/>
      <text:p text:style-name="P3"/>
      <text:p text:style-name="Standard"/>
      <text:p text:style-name="Standard"><text:span text:style-name="T2">Selbsteinschätzung</text:span><text:span text:style-name="T4"> </text:span><text:span text:style-name="T2">des</text:span><text:span text:style-name="T4"> </text:span><text:span text:style-name="T2">Teams:</text:span><text:span text:style-name="T4"> <text:s text:c="21"/></text:span>(Bitte<text:span text:style-name="T1"> </text:span>möglichst<text:span text:style-name="T1"> </text:span>konkret<text:span text:style-name="T1"> </text:span>/<text:span text:style-name="T1"> </text:span>bei<text:span text:style-name="T1"> </text:span>Bedarf<text:span text:style-name="T1"> </text:span>bitte<text:span text:style-name="T1"> </text:span>Anlagen<text:span text:style-name="T1"> </text:span>beifügen)<text:span text:style-name="T4"> <text:s/></text:span></text:p>
      <text:p text:style-name="Standard"/>
      <text:list xml:id="list1932318389" text:style-name="WW8Num1">
        <text:list-item>
          <text:p text:style-name="P10">Welche<text:span text:style-name="T1"> </text:span>Technologien<text:span text:style-name="T1"> </text:span>wurden<text:span text:style-name="T1"> </text:span>für<text:span text:style-name="T1"> </text:span>das<text:span text:style-name="T1"> </text:span>Projekt<text:span text:style-name="T1"> </text:span>(nicht<text:span text:style-name="T1"> </text:span>trivial)<text:span text:style-name="T1"> </text:span>verwendet?</text:p>
        </text:list-item>
      </text:list>
      <text:p text:style-name="P12"><text:span text:style-name="T6">Physikengine (Box2D)</text:span></text:p>
      <text:p text:style-name="P12"><text:span text:style-name="T6">Java Server auf Basis von XSocket (TCP/IP)</text:span></text:p>
      <text:p text:style-name="P12"><text:span text:style-name="T6">OpenGL ES</text:span></text:p>
      <text:p text:style-name="P12"><text:span text:style-name="T6">Touchscreensteuerung</text:span></text:p>
      <text:p text:style-name="P12"><text:span text:style-name="T6">Derby Datenbank</text:span></text:p>
      <text:p text:style-name="P5"/>
      <text:list xml:id="list528360267" text:continue-numbering="true" text:style-name="WW8Num1">
        <text:list-item>
          <text:p text:style-name="P10">Welche<text:span text:style-name="T1"> </text:span>Werkzeuge<text:span text:style-name="T1"> </text:span>(z.<text:span text:style-name="T1"> </text:span>B.<text:span text:style-name="T1"> </text:span>After<text:span text:style-name="T1"> </text:span>Effects,<text:span text:style-name="T1"> </text:span>Photoshop,<text:span text:style-name="T1"> …</text:span>)<text:span text:style-name="T1"> </text:span>wurden<text:span text:style-name="T1"> </text:span>verwendet?</text:p>
        </text:list-item>
      </text:list>
      <text:p text:style-name="P13">Eclispe</text:p>
      <text:p text:style-name="P13">IntelliJ</text:p>
      <text:p text:style-name="P13">git</text:p>
      <text:p text:style-name="P13">JUnit (MoreUnit)</text:p>
      <text:p text:style-name="P13">Android Developer Tools</text:p>
      <text:p text:style-name="P13">GIMP</text:p>
      <text:p text:style-name="P13">Blender</text:p>
      <text:p text:style-name="P4"/>
      <text:list xml:id="list121715485" text:continue-numbering="true" text:style-name="WW8Num1">
        <text:list-item>
          <text:p text:style-name="P10">Welche<text:span text:style-name="T1"> </text:span>Architektur-<text:span text:style-name="T1"> </text:span>und<text:span text:style-name="T1"> </text:span>Designmuster<text:span text:style-name="T1"> </text:span>wurden<text:span text:style-name="T1"> </text:span>verwendet?</text:p>
        </text:list-item>
      </text:list>
      <text:p text:style-name="P11">Dependency Injection (Serializer, Client Network Protocol)</text:p>
      <text:p text:style-name="P11">Factory Pattern (***Factory)</text:p>
      <text:p text:style-name="P11">Builder Pattern (ConfigBuilder)</text:p>
      <text:p text:style-name="P11">Singleton Pattern (Input Engine)</text:p>
      <text:p text:style-name="P11">Kompositum (Szenengraph für den Renderer)</text:p>
      <text:p text:style-name="P11">Delegation Pattern (Server Side Handler)</text:p>
      <text:p text:style-name="P11">Object Pool (Cache für GameObjects)</text:p>
      <text:p text:style-name="P11">Lazy Initialization (Laden der Texturen erst, wenn benötigt)</text:p>
      <text:p text:style-name="P11">Prototype (Serialzer im LengthEncodededTCPSocketHandler)</text:p>
      <text:p text:style-name="P11">Decorator (Darstellen physikalischer Objekte per BodyViewWrapper)</text:p>
      <text:p text:style-name="P11">Command Pattern (NewSendable, SendableData)</text:p>
      <text:p text:style-name="P11">Observer Pattern (IGameEventDispatcher / IGameEventListener)</text:p>
      <text:p text:style-name="P11">Strategy (Serializer)</text:p>
      <text:p text:style-name="P4"/>
      <text:list xml:id="list1724509368" text:continue-numbering="true" text:style-name="WW8Num1">
        <text:list-item>
          <text:p text:style-name="P10">Welche<text:span text:style-name="T1"> </text:span>wiederverwendbaren<text:span text:style-name="T1"> </text:span>Komponenten<text:span text:style-name="T1"> </text:span>wurden<text:span text:style-name="T1"> </text:span>erstellt?</text:p>
        </text:list-item>
      </text:list>
      <text:p text:style-name="P13">Recyclebare Datenstruktur zum versenden von Daten im Netzwerk</text:p>
      <text:p text:style-name="P13">Logger (kann auf Android und in der JVM genutzt werden)</text:p>
      <text:p text:style-name="P13">Komponente zur grafischen Darstellung des Zustands der Physikengine</text:p>
      <text:p text:style-name="P13">Android OpenGL Renderer</text:p>
      <text:p text:style-name="P13">BinaryObjectConverter kann viele Java-Primitive effektiv in Bytearrays wandeln</text:p>
      <text:p text:style-name="P13">Konfigurationsparser</text:p>
      <text:p text:style-name="P4"><text:soft-page-break/></text:p>
      <text:list xml:id="list414441174" text:continue-numbering="true" text:style-name="WW8Num1">
        <text:list-item>
          <text:p text:style-name="P10">Welche<text:span text:style-name="T1"> </text:span>externen<text:span text:style-name="T1"> </text:span>Snippets,<text:span text:style-name="T1"> </text:span>Klassen,<text:span text:style-name="T1"> </text:span>Frameworks,<text:span text:style-name="T1"> </text:span>Komponenten<text:span text:style-name="T1"> </text:span>wurden<text:span text:style-name="T1"> </text:span>verwendet?</text:p>
          <text:p text:style-name="P14">Box2D</text:p>
          <text:p text:style-name="P14">JDOM</text:p>
          <text:p text:style-name="P14">JUnit</text:p>
          <text:p text:style-name="P14">JetBrains Annotations</text:p>
          <text:p text:style-name="P14">XSocket</text:p>
          <text:p text:style-name="P15"><text:span text:style-name="T6">Swing</text:span></text:p>
        </text:list-item>
      </text:list>
      <text:p text:style-name="P4"/>
      <text:list xml:id="list148023158" text:continue-numbering="true" text:style-name="WW8Num1">
        <text:list-item>
          <text:p text:style-name="P10">Was<text:span text:style-name="T1"> </text:span>wurde<text:span text:style-name="T1"> </text:span>(im<text:span text:style-name="T1"> </text:span>Vergleich<text:span text:style-name="T1"> </text:span>zum<text:span text:style-name="T1"> </text:span>Pflichtenheft)<text:span text:style-name="T1"> </text:span>nicht<text:span text:style-name="T1"> </text:span>realisiert,<text:span text:style-name="T1"> </text:span>was<text:span text:style-name="T1"> </text:span>ist<text:span text:style-name="T1"> </text:span>instabil<text:span text:style-name="T1"> </text:span>oder</text:p>
        </text:list-item>
      </text:list>
      <text:p text:style-name="P4"><text:span text:style-name="T4"><text:s/></text:span><text:span text:style-name="T2"><text:tab/>unzureichend</text:span><text:span text:style-name="T4"> </text:span><text:span text:style-name="T2">getestet?</text:span></text:p>
      <text:p text:style-name="P16"><text:span text:style-name="T5">3D Grafik </text:span><text:span text:style-name="T10">✓</text:span></text:p>
      <text:p text:style-name="P22"><text:span text:style-name="T5">basiert noch auf OpenGL1.0, ein Renderer für OpenGL ES 2.0 ist in Arbeit</text:span></text:p>
      <text:p text:style-name="P18">Portierung auf Android<text:span text:style-name="T8">✓</text:span></text:p>
      <text:p text:style-name="P20">Hier steckten die meisten Schwierigkeiten. Das Spiel läuft für eine Weile sehr rund, allerdings crasht es nach einer Weile, da der Heap der Dalvik-VM nicht für so „schwerwiegende“ Apps ausgelegt ist.</text:p>
      <text:p text:style-name="P18">Touchscreen-Steuerung <text:span text:style-name="T8">✓</text:span></text:p>
      <text:p text:style-name="P19">Verwendung sonstiger Inputs wie Beschleunigungssensor </text:p>
      <text:p text:style-name="P21">Die Zeit hat nicht gereicht um dieses Thema anzugehen.</text:p>
      <text:p text:style-name="P18">Java-zu-Java Kommunikationsprotokoll <text:span text:style-name="T8">✓</text:span></text:p>
      <text:p text:style-name="P17"><text:span text:style-name="T6">Echtzeit-Sound </text:span><text:span text:style-name="T9">✓</text:span></text:p>
      <text:p text:style-name="Standard"/>
      <text:list xml:id="list833381443" text:continue-numbering="true" text:style-name="WW8Num1">
        <text:list-item>
          <text:p text:style-name="P10">Welche<text:span text:style-name="T1"> </text:span>Features<text:span text:style-name="T1"> </text:span>des<text:span text:style-name="T1"> </text:span>Projekts<text:span text:style-name="T1"> </text:span>sind<text:span text:style-name="T1"> </text:span>innovativ?</text:p>
          <text:p text:style-name="P14">Das Konzept unseres Spieles ist alt, aber bis jetzt gibt es auf dem Markt keine/kaum Realtime-Multiplayer Actionspiele für mobile Geräte. Die Gründe dafür durften wir immer wieder am eigenen Leib erfahren: Echtzeit Multiplayer ist eine Klasse für sich, welche unter so beschränkten Umständen extrem viel Arbeit in Anspruch nimmt.</text:p>
        </text:list-item>
      </text:list>
      <text:p text:style-name="Standard"/>
      <text:p text:style-name="P4"/>
      <text:p text:style-name="P1"/>
      <text:p text:style-name="P1">Hiermit<text:span text:style-name="T1"> </text:span>gestatten<text:span text:style-name="T1"> </text:span>wir<text:span text:style-name="T1"> </text:span>Prof.<text:span text:style-name="T1"> </text:span>Dr.<text:span text:style-name="T1"> </text:span>Targo<text:span text:style-name="T1"> </text:span>Pavlista,<text:span text:style-name="T1"> </text:span>dem<text:span text:style-name="T1"> </text:span>Fachbereich<text:span text:style-name="T1"> </text:span>VI<text:span text:style-name="T1"> </text:span>und<text:span text:style-name="T1"> </text:span>der<text:span text:style-name="T1"> </text:span>BHT<text:span text:style-name="T1"> </text:span>Berlin<text:span text:style-name="T1"> </text:span>die<text:span text:style-name="T1"> </text:span>Video-Dokumentation<text:span text:style-name="T1"> </text:span>unseres<text:span text:style-name="T1"> </text:span>Projekts<text:span text:style-name="T1"> </text:span>zu<text:span text:style-name="T1"> </text:span>veröffentlichen<text:span text:style-name="T1"> </text:span>und<text:span text:style-name="T1"> </text:span>zum<text:span text:style-name="T1"> </text:span>Download<text:span text:style-name="T1"> </text:span>bereit<text:span text:style-name="T1"> </text:span>zu<text:span text:style-name="T1"> </text:span>stellen.</text:p>
      <text:p text:style-name="P1"/>
      <text:p text:style-name="P5">Berlin,<text:span text:style-name="T1"> </text:span>den</text:p>
      <text:p text:style-name="P5"/>
      <text:p text:style-name="P5"/>
      <text:p text:style-name="P5"/>
      <text:p text:style-name="P5"/>
      <text:p text:style-name="P5">(Unterschriften<text:span text:style-name="T1"> </text:span>aller<text:span text:style-name="T1"> </text:span>Team-Mitglieder)</text:p>
      <text:p text:style-name="P3"/>
      <text:p text:style-name="Standard"/>
      <text:p text:style-name="P1"><text:tab/>Empfohlene<text:span text:style-name="T1"> </text:span>Projektnote:<text:tab/>1.0<text:tab/>Empfohlene<text:span text:style-name="T1"> </text:span>Note<text:span text:style-name="T1"> </text:span>für<text:span text:style-name="T1"> </text:span>Zusatzleistung:</text:p>
      <text:p text:style-name="P1"><text:tab/><text:tab/><text:tab/><text:tab/><text:tab/><text:tab/><text:tab/><text:tab/><text:tab/><text:tab/><text:tab/><text:tab/><text:span text:style-name="T1"> <text:s text:c="4"/></text:span>b.<text:span text:style-name="T1"> </text:span>w.</text:p>
      <text:p text:style-name="P6">Folgende<text:span text:style-name="T1"> </text:span>kurze<text:span text:style-name="T1"> </text:span>Textbeschreibung<text:span text:style-name="T1"> </text:span>sollte<text:span text:style-name="T1"> </text:span>neben<text:span text:style-name="T1"> </text:span>dem<text:span text:style-name="T1"> </text:span>Icon<text:span text:style-name="T1"> </text:span>unseres<text:span text:style-name="T1"> </text:span>Projektes<text:span text:style-name="T1"> </text:span>sichtbar<text:span text:style-name="T1"> </text:span>sein<text:span text:style-name="T1"> </text:span>(was<text:span text:style-name="T1"> </text:span>gemacht<text:span text:style-name="T1"> </text:span>wurde,<text:span text:style-name="T1"> </text:span>welche<text:span text:style-name="T1"> </text:span>Technologien):</text:p>
      <text:p text:style-name="P2"/>
      <text:p text:style-name="P2">GTAndroid ist ein Realtime-Multiplayer Actiongame für mobile Endgeräte. Ziel des Spiels ist es in einer Stadt andere Spielfiguren mit Waffen und Autos zu bekämpfen. Das Spiel ist Clientseitig für Android geschreiben worden und hat eine einfach 3D Grafik. Serverseitig kommt die Physikengine Box2D zum Einsatz.</text:p>
      <text:p text:style-name="P2"/>
      <text:p text:style-name="P2"/>
      <text:p text:style-name="P2"/>
      <text:p text:style-name="P2"/>
      <text:p text:style-name="P2"/>
      <text:p text:style-name="P2"/>
      <text:p text:style-name="P2"/>
      <text:p text:style-name="P2"/>
      <text:p text:style-name="P2"/>
      <text:p text:style-name="P2"/>
      <text:p text:style-name="P2">Wir<text:span text:style-name="T1"> </text:span>haben<text:span text:style-name="T1"> </text:span>ein<text:span text:style-name="T1"> </text:span>Icon<text:span text:style-name="T1"> </text:span>(Format<text:span text:style-name="T1"> </text:span>max.<text:span text:style-name="T1"> </text:span>400<text:span text:style-name="T1"> </text:span>*<text:span text:style-name="T1"> </text:span>400<text:span text:style-name="T1"> </text:span>Pixel)<text:span text:style-name="T1"> </text:span>selbst<text:span text:style-name="T1"> </text:span>erstellt<text:span text:style-name="T1"> </text:span>und<text:span text:style-name="T1"> </text:span>mit<text:span text:style-name="T1"> </text:span>auf<text:span text:style-name="T1"> </text:span>die<text:span text:style-name="T1"> </text:span>DVD/CD<text:span text:style-name="T1"> </text:span>gepackt<text:span text:style-name="T1"> </text:span>(ja,<text:span text:style-name="T1"> </text:span>nein):</text:p>
      <text:p text:style-name="P2"/>
      <text:p text:style-name="P2">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Courier New" svg:font-family="'Courier New'" style:font-family-generic="modern"/>
    <style:font-face style:name="DejaVu Sans Condensed" svg:font-family="'DejaVu Sans Condensed'"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0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de" fo:country="DE"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DejaVu Sans Condensed"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style:font-name="DejaVu Sans Condensed"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Condensed" style:font-size-asian="12pt"/>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1" style:font-size-complex="14pt"/>
    </style:style>
    <style:style style:name="Beschriftung"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Verzeichnis" style:family="paragraph" style:parent-style-name="Standard">
      <style:paragraph-properties text:number-lines="false" text:line-number="0"/>
      <style:text-properties style:font-name-complex="Tahoma"/>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48in" fo:margin-bottom="0.748in" fo:margin-left="0.9839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V Autorensysteme WS 05/06: Projektbewertung</dc:title>
    <meta:initial-creator>Pavlista</meta:initial-creator>
    <meta:creation-date>2005-12-12T09:41:00</meta:creation-date>
    <dc:date>2012-02-02T18:42:01</dc:date>
    <meta:editing-cycles>9</meta:editing-cycles>
    <meta:editing-duration>P24DT1H22M42S</meta:editing-duration>
    <meta:generator>LibreOffice/3.4$Linux LibreOffice_project/340m1$Build-402</meta:generator>
    <meta:document-statistic meta:table-count="0" meta:image-count="0" meta:object-count="0" meta:page-count="3" meta:paragraph-count="72" meta:word-count="492" meta:character-count="3641" meta:non-whitespace-character-count="3163"/>
    <meta:user-defined meta:name="Info 1"/>
    <meta:user-defined meta:name="Info 2"/>
    <meta:user-defined meta:name="Info 3"/>
    <meta:user-defined meta:name="Info 4"/>
  </office:meta>
</office:document-meta>
</file>